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Base.getLong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Base.setLongtitude( double longt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Base.setLatitude( double lat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Base.getLa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setItems( List &lt; 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ea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2.test_for_bingy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